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799in" style:contextual-spacing="false"/>
      <style:text-properties officeooo:paragraph-rsid="001d74ec"/>
    </style:style>
    <style:style style:name="P2" style:family="paragraph" style:parent-style-name="Text_20_body">
      <style:paragraph-properties fo:margin-top="0in" fo:margin-bottom="0.0598in" style:contextual-spacing="false"/>
      <style:text-properties officeooo:paragraph-rsid="001d74ec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d74ec"/>
    </style:style>
    <style:style style:name="P4" style:family="paragraph" style:parent-style-name="Text_20_body">
      <style:paragraph-properties fo:margin-top="0in" fo:margin-bottom="0.1in" style:contextual-spacing="false"/>
      <style:text-properties officeooo:paragraph-rsid="001d74ec"/>
    </style:style>
    <style:style style:name="P5" style:family="paragraph" style:parent-style-name="Text_20_body">
      <style:paragraph-properties fo:margin-top="0in" fo:margin-bottom="0.1201in" style:contextual-spacing="false"/>
      <style:text-properties officeooo:paragraph-rsid="001d74ec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officeooo:paragraph-rsid="001d74ec" style:font-style-asian="italic" style:font-style-complex="italic"/>
    </style:style>
    <style:style style:name="P10" style:family="paragraph" style:parent-style-name="Heading_20_1">
      <style:paragraph-properties fo:margin-top="0in" fo:margin-bottom="0in" style:contextual-spacing="false" fo:break-before="page"/>
      <style:text-properties officeooo:paragraph-rsid="001d74ec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 style:list-style-name="">
      <style:text-properties officeooo:paragraph-rsid="001d74ec"/>
    </style:style>
    <style:style style:name="P15" style:family="paragraph" style:parent-style-name="Text_20_body" style:list-style-name="">
      <style:text-properties style:text-underline-style="solid" style:text-underline-width="auto" style:text-underline-color="font-color" fo:font-weight="bold" officeooo:paragraph-rsid="001d74ec" style:font-weight-asian="bold" style:font-weight-complex="bold"/>
    </style:style>
    <style:style style:name="P16" style:family="paragraph" style:parent-style-name="Text_20_body" style:list-style-name="L3">
      <style:text-properties officeooo:paragraph-rsid="001d74ec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d74ec"/>
    </style:style>
    <style:style style:name="P18" style:family="paragraph" style:parent-style-name="Text_20_body">
      <style:paragraph-properties fo:margin-top="0in" fo:margin-bottom="0in" style:contextual-spacing="false" fo:break-before="page"/>
      <style:text-properties officeooo:paragraph-rsid="001d74ec"/>
    </style:style>
    <style:style style:name="P19" style:family="paragraph" style:parent-style-name="Text_20_body">
      <style:paragraph-properties fo:margin-top="0in" fo:margin-bottom="0.2402in" style:contextual-spacing="false"/>
      <style:text-properties officeooo:paragraph-rsid="001d74ec"/>
    </style:style>
    <style:style style:name="P20" style:family="paragraph" style:parent-style-name="Text_20_body">
      <style:paragraph-properties fo:margin-top="0in" fo:margin-bottom="0in" style:contextual-spacing="false"/>
      <style:text-properties fo:font-style="italic" officeooo:paragraph-rsid="001d74ec" style:font-style-asian="italic" style:font-style-complex="italic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ed4fa"/>
    </style:style>
    <style:style style:name="P22" style:family="paragraph" style:parent-style-name="Text_20_body">
      <style:paragraph-properties fo:margin-top="0in" fo:margin-bottom="0in" style:contextual-spacing="false" fo:break-before="page"/>
      <style:text-properties officeooo:paragraph-rsid="001ed4fa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233. Remove Sub-Folders from the Filesystem</text:h>
      <text:p text:style-name="P8">Given a list of folders <text:span text:style-name="Source_20_Text"><text:span text:style-name="T1">folder</text:span></text:span>, return <text:span text:style-name="Emphasis"><text:span text:style-name="T2">the folders after removing all </text:span></text:span><text:span text:style-name="Emphasis"><text:span text:style-name="Strong_20_Emphasis"><text:span text:style-name="T2">sub-folders</text:span></text:span></text:span><text:span text:style-name="Emphasis"><text:span text:style-name="T2"> in those folders</text:span></text:span>. You may return the answer in <text:span text:style-name="Strong_20_Emphasis"><text:span text:style-name="T2">any order</text:span></text:span>.</text:p>
      <text:p text:style-name="P8">If a <text:span text:style-name="Source_20_Text"><text:span text:style-name="T1">folder[i]</text:span></text:span> is located within another <text:span text:style-name="Source_20_Text"><text:span text:style-name="T1">folder[j]</text:span></text:span>, it is called a <text:span text:style-name="Strong_20_Emphasis"><text:span text:style-name="T2">sub-folder</text:span></text:span> of it. A sub-folder of <text:span text:style-name="Source_20_Text"><text:span text:style-name="T1">folder[j]</text:span></text:span> must start with <text:span text:style-name="Source_20_Text"><text:span text:style-name="T1">folder[j]</text:span></text:span>, followed by a <text:span text:style-name="Source_20_Text"><text:span text:style-name="T1">"/"</text:span></text:span>. For example, <text:span text:style-name="Source_20_Text"><text:span text:style-name="T1">"/a/b"</text:span></text:span> is a sub-folder of <text:span text:style-name="Source_20_Text"><text:span text:style-name="T1">"/a"</text:span></text:span>, but <text:span text:style-name="Source_20_Text"><text:span text:style-name="T1">"/b"</text:span></text:span> is not a sub-folder of <text:span text:style-name="Source_20_Text"><text:span text:style-name="T1">"/a/b/c"</text:span></text:span>.</text:p>
      <text:p text:style-name="P8">The format of a path is one or more concatenated strings of the form: <text:span text:style-name="Source_20_Text"><text:span text:style-name="T1">'/'</text:span></text:span> followed by one or more lowercase English letters.</text:p>
      <text:list text:style-name="L1">
        <text:list-item>
          <text:p text:style-name="P11">For example, <text:span text:style-name="Source_20_Text"><text:span text:style-name="T1">"/leetcode"</text:span></text:span> and <text:span text:style-name="Source_20_Text"><text:span text:style-name="T1">"/leetcode/problems"</text:span></text:span> are valid paths while an empty string and <text:span text:style-name="Source_20_Text"><text:span text:style-name="T1">"/"</text:span></text:span> are not.</text:p>
        </text:list-item>
      </text:list>
      <text:p text:style-name="P8"><text:span text:style-name="Strong_20_Emphasis"><text:span text:style-name="T2">Example 1:</text:span></text:span></text:p>
      <text:p text:style-name="P7"><text:span text:style-name="Strong_20_Emphasis"><text:span text:style-name="T2">Input:</text:span></text:span> folder = ["/a","/a/b","/c/d","/c/d/e","/c/f"]</text:p>
      <text:p text:style-name="P7"><text:span text:style-name="Strong_20_Emphasis"><text:span text:style-name="T2">Output:</text:span></text:span> ["/a","/c/d","/c/f"]</text:p>
      <text:p text:style-name="P6"><text:span text:style-name="Strong_20_Emphasis"><text:span text:style-name="T2">Explanation:</text:span></text:span> Folders "/a/b" is a subfolder of "/a" and "/c/d/e" is inside of folder "/c/d" in our filesystem.</text:p>
      <text:p text:style-name="P8"><text:span text:style-name="Strong_20_Emphasis"><text:span text:style-name="T2">Example 2:</text:span></text:span></text:p>
      <text:p text:style-name="P7"><text:span text:style-name="Strong_20_Emphasis"><text:span text:style-name="T2">Input:</text:span></text:span> folder = ["/a","/a/b/c","/a/b/d"]</text:p>
      <text:p text:style-name="P7"><text:span text:style-name="Strong_20_Emphasis"><text:span text:style-name="T2">Output:</text:span></text:span> ["/a"]</text:p>
      <text:p text:style-name="P6"><text:span text:style-name="Strong_20_Emphasis"><text:span text:style-name="T2">Explanation:</text:span></text:span> Folders "/a/b/c" and "/a/b/d" will be removed because they are subfolders of "/a".</text:p>
      <text:p text:style-name="P8"><text:span text:style-name="Strong_20_Emphasis"><text:span text:style-name="T2">Example 3:</text:span></text:span></text:p>
      <text:p text:style-name="P7"><text:span text:style-name="Strong_20_Emphasis"><text:span text:style-name="T2">Input:</text:span></text:span> folder = ["/a/b/c","/a/b/ca","/a/b/d"]</text:p>
      <text:p text:style-name="P6"><text:span text:style-name="Strong_20_Emphasis"><text:span text:style-name="T2">Output:</text:span></text:span> ["/a/b/c","/a/b/ca","/a/b/d"]</text:p>
      <text:p text:style-name="P8"><text:span text:style-name="Strong_20_Emphasis"><text:span text:style-name="T2">Constraints:</text:span></text:span></text:p>
      <text:list text:style-name="L2">
        <text:list-item>
          <text:p text:style-name="P12"><text:span text:style-name="Source_20_Text"><text:span text:style-name="T1">1 &lt;= folder.length &lt;= 4 * 10</text:span></text:span><text:span text:style-name="Source_20_Text"><text:span text:style-name="T2">4</text:span></text:span></text:p>
        </text:list-item>
        <text:list-item>
          <text:p text:style-name="P12"><text:span text:style-name="Source_20_Text"><text:span text:style-name="T1">2 &lt;= folder[i].length &lt;= 100</text:span></text:span></text:p>
        </text:list-item>
        <text:list-item>
          <text:p text:style-name="P12"><text:span text:style-name="Source_20_Text"><text:span text:style-name="T1">folder[i]</text:span></text:span> contains only lowercase letters and <text:span text:style-name="Source_20_Text"><text:span text:style-name="T1">'/'</text:span></text:span>.</text:p>
        </text:list-item>
        <text:list-item>
          <text:p text:style-name="P12"><text:span text:style-name="Source_20_Text"><text:span text:style-name="T1">folder[i]</text:span></text:span> always starts with the character <text:span text:style-name="Source_20_Text"><text:span text:style-name="T1">'/'</text:span></text:span>.</text:p>
        </text:list-item>
        <text:list-item>
          <text:p text:style-name="P13">Each folder name is <text:span text:style-name="Strong_20_Emphasis"><text:span text:style-name="T2">unique</text:span></text:span>.</text:p>
        </text:list-item>
      </text:list>
      <text:p text:style-name="Text_20_body"/>
      <text:h text:style-name="P10" text:outline-level="1">1233. Remove Sub-Folders from the Filesystem</text:h>
      <text:p text:style-name="P9">/*</text:p>
      <text:p text:style-name="P9"><text:s text:c="4"/><text:span text:style-name="T4">Trie</text:span></text:p>
      <text:p text:style-name="P9"><text:s text:c="4"/>Time complexity: O(n.m)</text:p>
      <text:p text:style-name="P9"><text:s text:c="4"/>Space complexity: O(n.m)</text:p>
      <text:p text:style-name="P9"><text:s text:c="4"/>n: Number of folders</text:p>
      <text:p text:style-name="P9"><text:s text:c="4"/>m: Maximum length of a folder path</text:p>
      <text:p text:style-name="P9">*/</text:p>
      <text:p text:style-name="P3">class Trie{</text:p>
      <text:p text:style-name="P3"><text:s text:c="4"/>private:</text:p>
      <text:p text:style-name="P3"><text:s text:c="8"/>class TrieNode{</text:p>
      <text:p text:style-name="P3"><text:s text:c="12"/>public:</text:p>
      <text:p text:style-name="P3"><text:s text:c="16"/>std::unordered_map&lt;std::string,TrieNode*&gt; children;</text:p>
      <text:p text:style-name="P3"><text:s text:c="16"/>bool is_end_of_folder_path=false;</text:p>
      <text:p text:style-name="P1"><text:s text:c="8"/>};</text:p>
      <text:p text:style-name="P3"><text:s text:c="8"/>TrieNode* root;</text:p>
      <text:p text:style-name="P3"><text:s text:c="4"/>public:</text:p>
      <text:p text:style-name="P3"><text:s text:c="8"/>Trie(){</text:p>
      <text:p text:style-name="P3"><text:s text:c="12"/>root=new TrieNode();</text:p>
      <text:p text:style-name="P5"><text:s text:c="8"/>} <text:s text:c="9"/></text:p>
      <text:p text:style-name="P4"><text:s text:c="8"/>~Trie(){delete_trie(root);}</text:p>
      <text:p text:style-name="P3"><text:s text:c="7"/><text:span text:style-name="T3"><text:s/>// Delete the try to avoid memory leaks</text:span></text:p>
      <text:p text:style-name="P3"><text:s text:c="8"/>void delete_trie(TrieNode* root){</text:p>
      <text:p text:style-name="P3"><text:s text:c="12"/>if(!root) return;</text:p>
      <text:p text:style-name="P3"><text:s text:c="12"/>for(auto&amp; [folder,node]: root-&gt;children){</text:p>
      <text:p text:style-name="P3"><text:s text:c="16"/>delete_trie(node);</text:p>
      <text:p text:style-name="P3"><text:s text:c="12"/>}</text:p>
      <text:p text:style-name="P3"><text:s text:c="12"/>delete root;</text:p>
      <text:p text:style-name="P1"><text:s text:c="8"/>}</text:p>
      <text:p text:style-name="P21"><text:s text:c="8"/></text:p>
      <text:p text:style-name="P22">void insert(std::string&amp; path){</text:p>
      <text:p text:style-name="P1"><text:s text:c="12"/>TrieNode* cur_node=root;</text:p>
      <text:p text:style-name="P3"><text:s text:c="12"/>std::stringstream ss(path);</text:p>
      <text:p text:style-name="P2"><text:s text:c="12"/>std::string f;</text:p>
      <text:p text:style-name="P3"><text:s text:c="12"/>while(std::getline(ss,f,'/')){</text:p>
      <text:p text:style-name="P3"><text:s text:c="16"/>if(f.empty()) continue;</text:p>
      <text:p text:style-name="P3"><text:s text:c="16"/>TrieNode* node=cur_node-&gt;children[f];</text:p>
      <text:p text:style-name="P3"><text:s text:c="16"/>if(!node){</text:p>
      <text:p text:style-name="P3"><text:s text:c="20"/>node=new TrieNode();</text:p>
      <text:p text:style-name="P3"><text:s text:c="20"/>cur_node-&gt;children[f]=node;</text:p>
      <text:p text:style-name="P3"><text:s text:c="16"/>}</text:p>
      <text:p text:style-name="P3"><text:s text:c="16"/>cur_node=node; </text:p>
      <text:p text:style-name="P2"><text:s text:c="12"/>}</text:p>
      <text:p text:style-name="P3"><text:s text:c="12"/>cur_node-&gt;is_end_of_folder_path=true;</text:p>
      <text:p text:style-name="P19"><text:s text:c="8"/>}</text:p>
      <text:p text:style-name="P3"><text:s text:c="8"/>bool is_sub_folder(std::string&amp; path){</text:p>
      <text:p text:style-name="P2"><text:s text:c="12"/>TrieNode* cur_node=root;</text:p>
      <text:p text:style-name="P3"><text:s text:c="12"/>std::stringstream ss(path);</text:p>
      <text:p text:style-name="P2"><text:s text:c="12"/>std::string f; </text:p>
      <text:p text:style-name="P3"><text:s text:c="12"/>while(std::getline(ss,f,'/')){</text:p>
      <text:p text:style-name="P3"><text:s text:c="16"/>if(f.empty()) continue;</text:p>
      <text:p text:style-name="P1"><text:s text:c="16"/>TrieNode* next_node=cur_node-&gt;children[f];</text:p>
      <text:p text:style-name="P3"><text:s text:c="16"/>/<text:span text:style-name="T3">/ If the current folder is a path and is not the last folder</text:span></text:p>
      <text:p text:style-name="P1"><text:s text:c="16"/>if(next_node-&gt;is_end_of_folder_path &amp;&amp; ss.tellg()!=-1) return true;</text:p>
      <text:p text:style-name="P3"><text:s text:c="16"/>cur_node=next_node; <text:s text:c="3"/></text:p>
      <text:p text:style-name="P2"><text:s text:c="12"/>}</text:p>
      <text:p text:style-name="P3"><text:s text:c="12"/>return false;</text:p>
      <text:p text:style-name="P3"><text:s text:c="8"/>}</text:p>
      <text:p text:style-name="P3">};</text:p>
      <text:p text:style-name="P3"/>
      <text:p text:style-name="P3"/>
      <text:p text:style-name="P18">typedef std::vector&lt;std::string&gt; vs;</text:p>
      <text:p text:style-name="P3"/>
      <text:p text:style-name="P3">class Solution {</text:p>
      <text:p text:style-name="P3"><text:s text:c="4"/>public:</text:p>
      <text:p text:style-name="P3"><text:s text:c="8"/></text:p>
      <text:p text:style-name="P3"><text:s text:c="8"/>vs removeSubfolders(vs&amp; folder){</text:p>
      <text:p text:style-name="P3"><text:s text:c="12"/>Trie trie=Trie();</text:p>
      <text:p text:style-name="P3"/>
      <text:p text:style-name="P3"><text:s text:c="12"/><text:span text:style-name="T3">// For each path insert the folders in the trie</text:span></text:p>
      <text:p text:style-name="P3"><text:s text:c="12"/>for(auto&amp; path: folder) trie.insert(path);</text:p>
      <text:p text:style-name="P3"/>
      <text:p text:style-name="P3"><text:s text:c="12"/><text:span text:style-name="T3">// For each pathr, check if it is a subfolder</text:span></text:p>
      <text:p text:style-name="P9"><text:s text:c="12"/>// It it is, don't insert it <text:s/></text:p>
      <text:p text:style-name="P3"><text:s text:c="12"/>vs ans;</text:p>
      <text:p text:style-name="P3"><text:s text:c="12"/>for(auto&amp; path: folder){</text:p>
      <text:p text:style-name="P3"><text:s text:c="16"/>if(!trie.is_sub_folder(path)) ans.push_back(path); <text:s/></text:p>
      <text:p text:style-name="P3"><text:s text:c="12"/>}</text:p>
      <text:p text:style-name="P3"/>
      <text:p text:style-name="P3"><text:s text:c="12"/>return ans;</text:p>
      <text:p text:style-name="P3"><text:s text:c="8"/>}</text:p>
      <text:p text:style-name="P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8:46:57.131129171</meta:creation-date>
    <dc:date>2024-10-25T21:40:46.491983287</dc:date>
    <meta:editing-duration>PT20M39S</meta:editing-duration>
    <meta:editing-cycles>5</meta:editing-cycles>
    <meta:generator>LibreOffice/24.2.6.2$Linux_X86_64 LibreOffice_project/420$Build-2</meta:generator>
    <meta:print-date>2024-10-25T21:33:50.985137016</meta:print-date>
    <meta:printed-by>PDF files</meta:printed-by>
    <meta:document-statistic meta:table-count="0" meta:image-count="0" meta:object-count="0" meta:page-count="4" meta:paragraph-count="99" meta:word-count="390" meta:character-count="3619" meta:non-whitespace-character-count="2563"/>
  </office:meta>
</office:document-meta>
</file>